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Digital Logic and Desig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Adder Circuit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Multiplexer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Decoder with 7-segment Display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ALU with function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Comparator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3">
          <table:table-cell office:value-type="string">
            <text:p>Latch and FlipFlop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Register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Counter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Multiplier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State Diagram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7T01:19:00</meta:creation-date>
    <dc:date>2014-06-17T01:22:49</dc:date>
    <dc:creator>Live user</dc:creator>
    <meta:editing-duration>P0D</meta:editing-duration>
    <meta:editing-cycles>1</meta:editing-cycles>
    <meta:document-statistic meta:table-count="1" meta:cell-count="41" meta:object-count="0"/>
    <meta:generator>LibreOffice/3.6$Linux_x86 LibreOffice_project/360m1$Build-2</meta:generator>
  </office:meta>
</office:document-meta>
</file>